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list-style-name="L2"/>
    <style:style style:name="P2" style:family="paragraph" style:parent-style-name="Preformatted_20_Text" style:list-style-name="L5"/>
    <style:style style:name="P3" style:family="paragraph" style:parent-style-name="Preformatted_20_Text">
      <style:paragraph-properties style:writing-mode="lr-tb"/>
    </style:style>
    <style:style style:name="P4" style:family="paragraph" style:parent-style-name="Preformatted_20_Text" style:list-style-name="L2">
      <style:paragraph-properties style:writing-mode="lr-tb"/>
    </style:style>
    <style:style style:name="P5" style:family="paragraph" style:parent-style-name="Preformatted_20_Text" style:list-style-name="L5">
      <style:paragraph-properties style:writing-mode="lr-tb"/>
    </style:style>
    <style:style style:name="P6" style:family="paragraph" style:parent-style-name="Preformatted_20_Text">
      <style:paragraph-properties fo:margin-top="0in" fo:margin-bottom="0.1965in" loext:contextual-spacing="false" style:writing-mode="lr-tb"/>
    </style:style>
    <style:style style:name="P7" style:family="paragraph" style:parent-style-name="Preformatted_20_Text" style:list-style-name="L2">
      <style:paragraph-properties fo:margin-top="0in" fo:margin-bottom="0.1965in" loext:contextual-spacing="false" style:writing-mode="lr-tb"/>
    </style:style>
    <style:style style:name="P8" style:family="paragraph" style:parent-style-name="Preformatted_20_Text" style:list-style-name="L5">
      <style:paragraph-properties fo:margin-top="0in" fo:margin-bottom="0.1965in" loext:contextual-spacing="false" style:writing-mode="lr-tb"/>
    </style:style>
    <style:style style:name="P9" style:family="paragraph" style:parent-style-name="Standard">
      <style:paragraph-properties fo:break-before="pag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3">
      <style:paragraph-properties fo:margin-top="0in" fo:margin-bottom="0in" loext:contextual-spacing="false"/>
    </style:style>
    <style:style style:name="P16" style:family="paragraph" style:parent-style-name="Text_20_body">
      <style:paragraph-properties fo:break-before="pag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1. <text:span text:style-name="Strong_20_Emphasis">Check OpenCV Installation</text:span></text:h>
      <text:p text:style-name="Text_20_body">Ensure that OpenCV is installed correctly. You can verify the installation by running:</text:p>
      <text:p text:style-name="Preformatted_20_Text">bash</text:p>
      <text:p text:style-name="Preformatted_20_Text">Copy code</text:p>
      <text:p text:style-name="P6"><text:span text:style-name="Source_20_Text">pkg-config --modversion opencv4</text:span></text:p>
      <text:p text:style-name="Text_20_body">If OpenCV is installed correctly, this command should return the version number. If not, you'll need to install or reinstall OpenCV.</text:p>
      <text:h text:style-name="Heading_20_3" text:outline-level="3">2. <text:span text:style-name="Strong_20_Emphasis">Verify the Availability of Specific Modules</text:span></text:h>
      <text:p text:style-name="Text_20_body">The libraries you're trying to link to (<text:span text:style-name="Source_20_Text">opencv_gapi</text:span>, <text:span text:style-name="Source_20_Text">opencv_alphamat</text:span>, <text:span text:style-name="Source_20_Text">opencv_barcode</text:span>, etc.) belong to specific OpenCV modules. Verify that these modules are included in your OpenCV build:</text:p>
      <text:list xml:id="list3989828956" text:style-name="L1">
        <text:list-item>
          <text:p text:style-name="P10">Some of these modules might not be included in the default OpenCV installation. For example, <text:span text:style-name="Source_20_Text">opencv_gapi</text:span>, <text:span text:style-name="Source_20_Text">opencv_alphamat</text:span>, and <text:span text:style-name="Source_20_Text">opencv_xfeatures2d</text:span> might be part of the extended or extra modules, which may not be compiled by default.</text:p>
        </text:list-item>
      </text:list>
      <text:h text:style-name="Heading_20_3" text:outline-level="3">3. <text:span text:style-name="Strong_20_Emphasis">Install Additional OpenCV Modules (if needed)</text:span></text:h>
      <text:p text:style-name="Text_20_body">If these modules are not installed, you may need to compile OpenCV from source, enabling the desired modules. Here's how you can compile OpenCV with the necessary modules:</text:p>
      <text:list xml:id="list1179334258" text:style-name="L2">
        <text:list-item>
          <text:p text:style-name="P11"><text:span text:style-name="Strong_20_Emphasis">Install dependencies:</text:span></text:p>
          <text:p text:style-name="P1">bash</text:p>
          <text:p text:style-name="P1">Copy code</text:p>
          <text:p text:style-name="P4"><text:span text:style-name="Source_20_Text">sudo apt-get update</text:span></text:p>
          <text:p text:style-name="P4"><text:span text:style-name="Source_20_Text">sudo apt-get install build-essential cmake git pkg-config libgtk-3-dev libatlas-base-dev gfortran python3-dev</text:span></text:p>
          <text:p text:style-name="P7"><text:span text:style-name="Source_20_Text">sudo apt-get install libopencv-dev</text:span></text:p>
        </text:list-item>
        <text:list-item>
          <text:p text:style-name="P11"><text:span text:style-name="Strong_20_Emphasis">Download and compile OpenCV (with additional modules):</text:span> You can download the OpenCV source code and compile it with all required modules enabled:</text:p>
          <text:p text:style-name="P1">bash</text:p>
          <text:p text:style-name="P1">Copy code</text:p>
          <text:p text:style-name="P4"><text:span text:style-name="Source_20_Text">git clone https://github.com/opencv/opencv.git</text:span></text:p>
          <text:p text:style-name="P4"><text:span text:style-name="Source_20_Text">git clone https://github.com/opencv/opencv_contrib.git</text:span></text:p>
          <text:p text:style-name="P4"/>
          <text:p text:style-name="P4"><text:span text:style-name="Source_20_Text">cd opencv</text:span></text:p>
          <text:p text:style-name="P4"><text:span text:style-name="Source_20_Text">mkdir build</text:span></text:p>
          <text:p text:style-name="P4"><text:span text:style-name="Source_20_Text">cd build</text:span></text:p>
          <text:p text:style-name="P4"/>
          <text:p text:style-name="P4"><text:span text:style-name="Source_20_Text">cmake -D OPENCV_EXTRA_MODULES_PATH=../../opencv_contrib/modules ..</text:span></text:p>
          <text:p text:style-name="P4"><text:span text:style-name="Source_20_Text">make -j$(nproc)</text:span></text:p>
          <text:p text:style-name="P7"><text:span text:style-name="Source_20_Text">sudo make install</text:span></text:p>
        </text:list-item>
      </text:list>
      <text:h text:style-name="Heading_20_3" text:outline-level="3">4. <text:span text:style-name="Strong_20_Emphasis">Check the Library Path</text:span></text:h>
      <text:p text:style-name="Text_20_body">Ensure that the library paths are correctly set in your build configuration (e.g., <text:span text:style-name="Source_20_Text">Makefile</text:span>, <text:span text:style-name="Source_20_Text">CMakeLists.txt</text:span>). You may need to include the path to the OpenCV libraries explicitly.</text:p>
      <text:p text:style-name="Text_20_body">For <text:span text:style-name="Source_20_Text">CMake</text:span>, you can link OpenCV like this:</text:p>
      <text:p text:style-name="Preformatted_20_Text"><text:soft-page-break/>cmake</text:p>
      <text:p text:style-name="Preformatted_20_Text">Copy code</text:p>
      <text:p text:style-name="P3"><text:span text:style-name="Source_20_Text">find_package(OpenCV REQUIRED)</text:span></text:p>
      <text:p text:style-name="P6"><text:span text:style-name="Source_20_Text">target_link_libraries(your_target ${OpenCV_LIBS})</text:span></text:p>
      <text:p text:style-name="Text_20_body">For <text:span text:style-name="Source_20_Text">Makefile</text:span>, you might need to set the <text:span text:style-name="Source_20_Text">LIBS</text:span> variable to include the OpenCV libraries.</text:p>
      <text:h text:style-name="Heading_20_3" text:outline-level="3">5. <text:span text:style-name="Strong_20_Emphasis">Use </text:span><text:span text:style-name="Strong_20_Emphasis"><text:span text:style-name="Source_20_Text">pkg-config</text:span></text:span></text:h>
      <text:p text:style-name="Text_20_body">If OpenCV is installed and configured properly, you can also use <text:span text:style-name="Source_20_Text">pkg-config</text:span> to obtain the correct flags for the linker:</text:p>
      <text:p text:style-name="Preformatted_20_Text">bash</text:p>
      <text:p text:style-name="Preformatted_20_Text">Copy code</text:p>
      <text:p text:style-name="P6"><text:span text:style-name="Source_20_Text">pkg-config --cflags --libs opencv4</text:span></text:p>
      <text:p text:style-name="Text_20_body">This command should return the necessary flags for compiling and linking your application with OpenCV.</text:p>
      <text:h text:style-name="Heading_20_3" text:outline-level="3">6. <text:span text:style-name="Strong_20_Emphasis">Check for Missing Libraries</text:span></text:h>
      <text:p text:style-name="Text_20_body">If the specific libraries (e.g., <text:span text:style-name="Source_20_Text">opencv_xfeatures2d</text:span>, <text:span text:style-name="Source_20_Text">opencv_gapi</text:span>, etc.) are not part of your OpenCV installation, it might be due to the version you are using. Some OpenCV versions may not include all the modules by default.</text:p>
      <text:p text:style-name="Text_20_body">If you are missing certain libraries that you need, you may need to download or install additional OpenCV packages or update OpenCV to a version that includes these modules.</text:p>
      <text:p text:style-name="Text_20_body">By following these steps, you should be able to identify and resolve the missing library errors.</text:p>
      <text:p text:style-name="Standard"/>
      <text:p text:style-name="P9"/>
      <text:p text:style-name="Text_20_body">Your <text:span text:style-name="Source_20_Text">.json</text:span> configuration file appears to be using a long <text:span text:style-name="Source_20_Text">g++</text:span> command to compile a C++ project with numerous OpenCV modules. The error you're seeing (<text:span text:style-name="Source_20_Text">cannot find -lopencv_&lt;module&gt;</text:span>) typically occurs when the linker cannot find certain OpenCV libraries. Here's a step-by-step guide to troubleshoot and resolve this issue:</text:p>
      <text:h text:style-name="Heading_20_3" text:outline-level="3">1. <text:span text:style-name="Strong_20_Emphasis">Check OpenCV Installation Path</text:span></text:h>
      <text:p text:style-name="Text_20_body">Ensure that OpenCV is installed in the location specified in your <text:span text:style-name="Source_20_Text">-I</text:span> (include directory) and <text:span text:style-name="Source_20_Text">-L</text:span> (library directory) flags.</text:p>
      <text:list xml:id="list3116662222" text:style-name="L3">
        <text:list-item>
          <text:p text:style-name="P15">The <text:span text:style-name="Source_20_Text">-I/usr/include/opencv4/opencv2/</text:span> flag specifies where the OpenCV headers are located.</text:p>
        </text:list-item>
        <text:list-item>
          <text:p text:style-name="P12">The <text:span text:style-name="Source_20_Text">-L/usr/local/lib</text:span> flag specifies where the OpenCV libraries are located.</text:p>
        </text:list-item>
      </text:list>
      <text:p text:style-name="Text_20_body">Ensure that OpenCV is indeed installed in <text:span text:style-name="Source_20_Text">/usr/local/lib</text:span> and that the libraries are accessible from this directory. You can check for the libraries using:</text:p>
      <text:p text:style-name="Preformatted_20_Text">bash</text:p>
      <text:p text:style-name="Preformatted_20_Text">Copy code</text:p>
      <text:p text:style-name="P6"><text:span text:style-name="Source_20_Text">ls /usr/local/lib | grep opencv</text:span></text:p>
      <text:p text:style-name="Text_20_body">If the libraries you need (e.g., <text:span text:style-name="Source_20_Text">opencv_gapi</text:span>, <text:span text:style-name="Source_20_Text">opencv_alphamat</text:span>, etc.) are missing from <text:span text:style-name="Source_20_Text">/usr/local/lib</text:span>, then you either need to reinstall OpenCV or modify the paths.</text:p>
      <text:h text:style-name="Heading_20_3" text:outline-level="3">2. <text:span text:style-name="Strong_20_Emphasis">Verify the Availability of Required OpenCV Modules</text:span></text:h>
      <text:p text:style-name="Text_20_body">Your command is trying to link against several OpenCV modules (e.g., <text:span text:style-name="Source_20_Text">-lopencv_gapi</text:span>, <text:span text:style-name="Source_20_Text">-lopencv_stitching</text:span>, <text:span text:style-name="Source_20_Text">-lopencv_alphamat</text:span>, etc.). You should verify that these modules are available in your OpenCV installation.</text:p>
      <text:list xml:id="list2310194809" text:style-name="L4">
        <text:list-item>
          <text:p text:style-name="P13">Some of these modules might be part of OpenCV's <text:span text:style-name="Source_20_Text">contrib</text:span> modules, which are not included by default in a standard OpenCV installation. You can check whether you have them installed by looking for these libraries in the <text:span text:style-name="Source_20_Text">/usr/local/lib</text:span> directory (or wherever OpenCV is installed):</text:p>
        </text:list-item>
      </text:list>
      <text:p text:style-name="Preformatted_20_Text">bash</text:p>
      <text:p text:style-name="Preformatted_20_Text">Copy code</text:p>
      <text:p text:style-name="P6"><text:span text:style-name="Source_20_Text">ls /usr/local/lib | grep opencv</text:span></text:p>
      <text:p text:style-name="Text_20_body">If these libraries are not found, you'll need to ensure that you have OpenCV compiled with the <text:span text:style-name="Source_20_Text">contrib</text:span> modules, or install them separately.</text:p>
      <text:h text:style-name="Heading_20_3" text:outline-level="3">3. <text:span text:style-name="Strong_20_Emphasis">Install OpenCV with Contrib Modules (if not installed)</text:span></text:h>
      <text:p text:style-name="Text_20_body">If you don't have the contrib modules (like <text:span text:style-name="Source_20_Text">opencv_gapi</text:span>, <text:span text:style-name="Source_20_Text">opencv_xfeatures2d</text:span>, etc.), you may need to install or build OpenCV with the extra modules enabled.</text:p>
      <text:p text:style-name="Text_20_body">Here’s how you can build OpenCV with the contrib modules from source:</text:p>
      <text:list xml:id="list2304044613" text:style-name="L5">
        <text:list-item>
          <text:p text:style-name="P14"><text:span text:style-name="Strong_20_Emphasis">Install dependencies:</text:span></text:p>
          <text:p text:style-name="P2">bash</text:p>
          <text:p text:style-name="P2">Copy code</text:p>
          <text:p text:style-name="P5"><text:soft-page-break/><text:span text:style-name="Source_20_Text">sudo apt-get update</text:span></text:p>
          <text:p text:style-name="P5"><text:span text:style-name="Source_20_Text">sudo apt-get install build-essential cmake git pkg-config libgtk-3-dev libatlas-base-dev gfortran python3-dev</text:span></text:p>
          <text:p text:style-name="P8"><text:span text:style-name="Source_20_Text">sudo apt-get install libopencv-dev</text:span></text:p>
        </text:list-item>
        <text:list-item>
          <text:p text:style-name="P14"><text:span text:style-name="Strong_20_Emphasis">Clone OpenCV and the Contrib repository:</text:span></text:p>
          <text:p text:style-name="P2">bash</text:p>
          <text:p text:style-name="P2">Copy code</text:p>
          <text:p text:style-name="P5"><text:span text:style-name="Source_20_Text">git clone https://github.com/opencv/opencv.git</text:span></text:p>
          <text:p text:style-name="P8"><text:span text:style-name="Source_20_Text">git clone https://github.com/opencv/opencv_contrib.git</text:span></text:p>
        </text:list-item>
        <text:list-item>
          <text:p text:style-name="P14"><text:span text:style-name="Strong_20_Emphasis">Build OpenCV with contrib modules:</text:span></text:p>
          <text:p text:style-name="P2">bash</text:p>
          <text:p text:style-name="P2">Copy code</text:p>
          <text:p text:style-name="P5"><text:span text:style-name="Source_20_Text">cd opencv</text:span></text:p>
          <text:p text:style-name="P5"><text:span text:style-name="Source_20_Text">mkdir build</text:span></text:p>
          <text:p text:style-name="P5"><text:span text:style-name="Source_20_Text">cd build</text:span></text:p>
          <text:p text:style-name="P5"><text:span text:style-name="Source_20_Text">cmake -D OPENCV_EXTRA_MODULES_PATH=../../opencv_contrib/modules ..</text:span></text:p>
          <text:p text:style-name="P5"><text:span text:style-name="Source_20_Text">make -j$(nproc)</text:span></text:p>
          <text:p text:style-name="P8"><text:span text:style-name="Source_20_Text">sudo make install</text:span></text:p>
        </text:list-item>
      </text:list>
      <text:h text:style-name="Heading_20_3" text:outline-level="3">4. <text:span text:style-name="Strong_20_Emphasis">Ensure Correct Linking</text:span></text:h>
      <text:p text:style-name="Text_20_body">Make sure that the OpenCV libraries are properly linked in your build system. You might want to check whether the linker flags are correctly passed.</text:p>
      <text:p text:style-name="Text_20_body">For instance, instead of specifying each module manually, you can use <text:span text:style-name="Source_20_Text">pkg-config</text:span> to get the appropriate flags:</text:p>
      <text:p text:style-name="Preformatted_20_Text">bash</text:p>
      <text:p text:style-name="Preformatted_20_Text">Copy code</text:p>
      <text:p text:style-name="P6"><text:span text:style-name="Source_20_Text">pkg-config --cflags --libs opencv4</text:span></text:p>
      <text:p text:style-name="Text_20_body">You can use this output to set the correct flags in your <text:span text:style-name="Source_20_Text">g++</text:span> command, for example:</text:p>
      <text:p text:style-name="Preformatted_20_Text">bash</text:p>
      <text:p text:style-name="Preformatted_20_Text">Copy code</text:p>
      <text:p text:style-name="P6"><text:span text:style-name="Source_20_Text">g++ -std=c++11 $(pkg-config --cflags opencv4) -L/usr/local/lib $(pkg-config --libs opencv4) -o exe main.cpp</text:span></text:p>
      <text:p text:style-name="Text_20_body">This ensures that all necessary flags for OpenCV are correctly included.</text:p>
      <text:h text:style-name="Heading_20_3" text:outline-level="3">5. <text:span text:style-name="Strong_20_Emphasis">Ensure Correct Linking Order</text:span></text:h>
      <text:p text:style-name="Text_20_body">Sometimes the order of libraries can matter. You might want to try reordering the libraries to ensure dependencies are correctly resolved. For example:</text:p>
      <text:p text:style-name="Preformatted_20_Text">bash</text:p>
      <text:p text:style-name="Preformatted_20_Text">Copy code</text:p>
      <text:p text:style-name="P6"><text:span text:style-name="Source_20_Text">g++ -std=c++11 -I/usr/include/opencv4/opencv2/ -L/usr/local/lib main.cpp -o exe -lopencv_core -lopencv_imgproc -lopencv_highgui ...</text:span></text:p>
      <text:h text:style-name="Heading_20_3" text:outline-level="3">6. <text:span text:style-name="Strong_20_Emphasis">Check for Missing Libraries (Optional)</text:span></text:h>
      <text:p text:style-name="Text_20_body">If you still encounter issues, you can try listing the libraries that <text:span text:style-name="Source_20_Text">g++</text:span> is trying to link to. Use the following command to check which libraries are being linked and where:</text:p>
      <text:p text:style-name="Preformatted_20_Text"><text:soft-page-break/>bash</text:p>
      <text:p text:style-name="Preformatted_20_Text">Copy code</text:p>
      <text:p text:style-name="P6"><text:span text:style-name="Source_20_Text">g++ -std=c++11 -Xlinker -verbose ...</text:span></text:p>
      <text:p text:style-name="Text_20_body">This will provide detailed information on the libraries being linked and can help you identify any missing ones.</text:p>
      <text:p text:style-name="Standard"><text:line-break/></text:p>
      <text:p text:style-name="P16">The error message you're seeing indicates that the linker (<text:span text:style-name="Source_20_Text">ld</text:span>) cannot find the definitions of several OpenCV functions, such as those related to <text:span text:style-name="Source_20_Text">cv::VideoCapture</text:span>, <text:span text:style-name="Source_20_Text">cv::Mat</text:span>, <text:span text:style-name="Source_20_Text">cv::resize</text:span>, and <text:span text:style-name="Source_20_Text">cv::cvtColor</text:span>. This issue generally occurs when the OpenCV libraries are not properly linked or the linking order is incorrect.</text:p>
      <text:p text:style-name="Text_20_body">Here are steps to troubleshoot and resolve this issue:</text:p>
      <text:h text:style-name="Heading_20_3" text:outline-level="3">1. <text:span text:style-name="Strong_20_Emphasis">Ensure OpenCV Libraries Are Linked Properly</text:span></text:h>
      <text:p text:style-name="Text_20_body">The errors you're seeing are related to missing definitions for OpenCV functions, which means the linker is unable to find the corresponding OpenCV libraries. The libraries for these functions are likely in <text:span text:style-name="Source_20_Text">libopencv_videoio</text:span>, <text:span text:style-name="Source_20_Text">libopencv_imgproc</text:span>, and <text:span text:style-name="Source_20_Text">libopencv_core</text:span>. You need to make sure these libraries are linked properly.</text:p>
      <text:p text:style-name="Text_20_body">Ensure that your <text:span text:style-name="Source_20_Text">g++</text:span> command includes the necessary OpenCV libraries. Here's an example of a minimal <text:span text:style-name="Source_20_Text">g++</text:span> command with correct linking:</text:p>
      <text:p text:style-name="Preformatted_20_Text">bash</text:p>
      <text:p text:style-name="Preformatted_20_Text">Copy code</text:p>
      <text:p text:style-name="P6"><text:span text:style-name="Source_20_Text">g++ -std=c++11 -I/usr/include/opencv4/opencv2/ -L/usr/local/lib main.cpp -o exe -lopencv_core -lopencv_imgproc -lopencv_videoio -lopencv_highgui</text:span></text:p>
      <text:p text:style-name="Text_20_body">Make sure the libraries are listed in the correct order, and include the key OpenCV libraries like <text:span text:style-name="Source_20_Text">opencv_core</text:span>, <text:span text:style-name="Source_20_Text">opencv_imgproc</text:span>, and <text:span text:style-name="Source_20_Text">opencv_videoio</text:span> (among others).</text:p>
      <text:h text:style-name="Heading_20_3" text:outline-level="3">2. <text:span text:style-name="Strong_20_Emphasis">Use </text:span><text:span text:style-name="Strong_20_Emphasis"><text:span text:style-name="Source_20_Text">pkg-config</text:span></text:span><text:span text:style-name="Strong_20_Emphasis"> to Get the Correct Flags</text:span></text:h>
      <text:p text:style-name="Text_20_body">Instead of manually specifying each OpenCV library, you can use <text:span text:style-name="Source_20_Text">pkg-config</text:span> to get the correct compiler and linker flags for OpenCV. Run the following command to get the flags:</text:p>
      <text:p text:style-name="Preformatted_20_Text">bash</text:p>
      <text:p text:style-name="Preformatted_20_Text">Copy code</text:p>
      <text:p text:style-name="P6"><text:span text:style-name="Source_20_Text">pkg-config --cflags --libs opencv4</text:span></text:p>
      <text:p text:style-name="Text_20_body">This will output the necessary compiler and linker flags. For example:</text:p>
      <text:p text:style-name="Preformatted_20_Text">bash</text:p>
      <text:p text:style-name="Preformatted_20_Text">Copy code</text:p>
      <text:p text:style-name="P6"><text:span text:style-name="Source_20_Text">-I/usr/include/opencv4/opencv2 -L/usr/local/lib -lopencv_core -lopencv_imgproc -lopencv_videoio -lopencv_highgui ...</text:span></text:p>
      <text:p text:style-name="Text_20_body">You can then use this output in your <text:span text:style-name="Source_20_Text">g++</text:span> command:</text:p>
      <text:p text:style-name="Preformatted_20_Text">bash</text:p>
      <text:p text:style-name="Preformatted_20_Text">Copy code</text:p>
      <text:p text:style-name="P6"><text:span text:style-name="Source_20_Text">g++ -std=c++11 $(pkg-config --cflags opencv4) main.cpp -o exe $(pkg-config --libs opencv4)</text:span></text:p>
      <text:h text:style-name="Heading_20_3" text:outline-level="3">3. <text:span text:style-name="Strong_20_Emphasis">Ensure OpenCV Is Installed Correctly</text:span></text:h>
      <text:p text:style-name="Text_20_body">The missing symbols suggest that OpenCV may not be installed correctly, or the linker is not able to find the correct libraries. Make sure that the required OpenCV libraries are present in the specified <text:span text:style-name="Source_20_Text">-L</text:span> directory (<text:span text:style-name="Source_20_Text">/usr/local/lib</text:span> in your case). You can check this by running:</text:p>
      <text:p text:style-name="Preformatted_20_Text">bash</text:p>
      <text:p text:style-name="Preformatted_20_Text"><text:soft-page-break/>Copy code</text:p>
      <text:p text:style-name="P6"><text:span text:style-name="Source_20_Text">ls /usr/local/lib | grep opencv</text:span></text:p>
      <text:p text:style-name="Text_20_body">You should see libraries like <text:span text:style-name="Source_20_Text">libopencv_core.so</text:span>, <text:span text:style-name="Source_20_Text">libopencv_videoio.so</text:span>, <text:span text:style-name="Source_20_Text">libopencv_imgproc.so</text:span>, etc. If these libraries are missing, you may need to install OpenCV or build it from source.</text:p>
      <text:h text:style-name="Heading_20_3" text:outline-level="3">4. <text:span text:style-name="Strong_20_Emphasis">Check OpenCV Installation and Library Versions</text:span></text:h>
      <text:p text:style-name="Text_20_body">Verify that the version of OpenCV you're using is compatible with the way you are including it in your build. If you installed OpenCV via a package manager, it should include the necessary libraries by default, but if you compiled OpenCV from source, ensure that you compiled and installed all the required modules (especially <text:span text:style-name="Source_20_Text">opencv_videoio</text:span> and <text:span text:style-name="Source_20_Text">opencv_imgproc</text:span>).</text:p>
      <text:h text:style-name="Heading_20_3" text:outline-level="3">5. <text:span text:style-name="Strong_20_Emphasis">Ensure Correct Linking Order</text:span></text:h>
      <text:p text:style-name="Text_20_body">Sometimes the order of the linked libraries matters. Make sure that your <text:span text:style-name="Source_20_Text">g++</text:span> command specifies the libraries in the correct order. OpenCV libraries should come after the object files, not before.</text:p>
      <text:p text:style-name="Text_20_body">For example:</text:p>
      <text:p text:style-name="Preformatted_20_Text">bash</text:p>
      <text:p text:style-name="Preformatted_20_Text">Copy code</text:p>
      <text:p text:style-name="P6"><text:span text:style-name="Source_20_Text">g++ -std=c++11 main.cpp -o exe -L/usr/local/lib -lopencv_core -lopencv_imgproc -lopencv_videoio -lopencv_highgui</text:span></text:p>
      <text:h text:style-name="Heading_20_3" text:outline-level="3">6. <text:span text:style-name="Strong_20_Emphasis">Rebuild OpenCV (if needed)</text:span></text:h>
      <text:p text:style-name="Text_20_body">If you suspect that OpenCV is not properly installed or configured, you might need to rebuild OpenCV with the necessary modules. Follow the steps to compile OpenCV with contrib modules if needed (as described in the previous respons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1-11T20:20:56.139486535</meta:creation-date>
    <dc:date>2025-01-11T20:22:26.820379602</dc:date>
    <meta:editing-duration>PT1M29S</meta:editing-duration>
    <meta:editing-cycles>3</meta:editing-cycles>
    <meta:generator>LibreOffice/6.4.7.2$Linux_X86_64 LibreOffice_project/40$Build-2</meta:generator>
    <meta:document-statistic meta:table-count="0" meta:image-count="0" meta:object-count="0" meta:page-count="7" meta:paragraph-count="149" meta:word-count="1508" meta:character-count="10028" meta:non-whitespace-character-count="8702"/>
  </office:meta>
</office:document-meta>
</file>